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000000200A7A13F28.png" manifest:media-type=""/>
  <manifest:file-entry manifest:full-path="Pictures/100000000000017D000001C420CFA9F2.png" manifest:media-type=""/>
  <manifest:file-entry manifest:full-path="Pictures/10000000000002940000035464CC0929.png" manifest:media-type=""/>
  <manifest:file-entry manifest:full-path="Pictures/10000000000004B000000392BE95F87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9cm, 5.609cm, 0.78cm, 1.0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cm, 8.119cm, 4.5cm, 2.3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63cm" svg:height="6.918cm" svg:x="10.537cm" svg:y="2.7cm">
          <draw:image xlink:href="Pictures/10000000000004B000000392BE95F872.png" xlink:type="simple" xlink:show="embed" xlink:actuate="onLoad">
            <text:p/>
          </draw:image>
        </draw:frame>
        <draw:frame draw:style-name="gr2" draw:text-style-name="P1" draw:layer="layout" svg:width="7.069cm" svg:height="11.59cm" svg:x="1.531cm" svg:y="1.6cm">
          <draw:image xlink:href="Pictures/10000000000002940000035464CC0929.png" xlink:type="simple" xlink:show="embed" xlink:actuate="onLoad">
            <text:p/>
          </draw:image>
        </draw:frame>
        <draw:frame draw:style-name="gr3" draw:text-style-name="P1" draw:layer="layout" svg:width="2.653cm" svg:height="3.147cm" svg:x="3.747cm" svg:y="6.253cm">
          <draw:image xlink:href="Pictures/100000000000017D000001C420CFA9F2.png" xlink:type="simple" xlink:show="embed" xlink:actuate="onLoad">
            <text:p/>
          </draw:image>
        </draw:frame>
        <draw:frame draw:style-name="gr3" draw:text-style-name="P1" draw:layer="layout" svg:width="2.6cm" svg:height="2.6cm" svg:x="13.4cm" svg:y="4.7cm">
          <draw:image xlink:href="Pictures/100000000000020000000200A7A13F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7T19:07:43.593830607</meta:creation-date>
    <dc:date>2014-07-27T19:21:22.566551040</dc:date>
    <meta:editing-duration>PT10M4S</meta:editing-duration>
    <meta:editing-cycles>2</meta:editing-cycles>
    <meta:generator>LibreOffice/4.1.0.4$Linux_X86_64 LibreOffice_project/410m0$Build-4</meta:generator>
    <meta:document-statistic meta:object-count="4"/>
  </office:meta>
</office:document-meta>
</file>